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4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5308d"/>
      <style:text-properties fo:color="#ffffff"/>
    </style:style>
    <style:style style:name="ce2" style:family="table-cell" style:parent-style-name="Default">
      <style:table-cell-properties fo:background-color="#55308d"/>
    </style:style>
    <style:style style:name="ce3" style:family="table-cell" style:parent-style-name="Default">
      <style:table-cell-properties fo:background-color="#55308d"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color="#2a6099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number-columns-repeated="16383" table:default-cell-style-name="Default"/>
        <table:table-row table:style-name="ro1"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URS</text:p>
          </table:table-cell>
          <table:table-cell table:style-name="ce3" office:value-type="string" calcext:value-type="string">
            <text:p>CV</text:p>
          </table:table-cell>
          <table:table-cell table:style-name="ce2" table:number-columns-repeated="16379"/>
        </table:table-row>
        <table:table-row table:style-name="ro1">
          <table:table-cell table:style-name="ce2" office:value-type="string" calcext:value-type="string">
            <text:p>RENDA</text:p>
          </table:table-cell>
          <table:table-cell office:value-type="float" office:value="600" calcext:value-type="float">
            <text:p>600</text:p>
          </table:table-cell>
          <table:table-cell office:value-type="float" office:value="750" calcext:value-type="float">
            <text:p>750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table:style-name="ce5" table:formula="of:=[.B2]*[.B10]+[.C2]*[.C10]+[.D2]*[.D10]+[.E2]*[.E10]" office:value-type="float" office:value="1606300" calcext:value-type="float">
            <text:p>16063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X AF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number-matrix-columns-spanned="1" table:number-matrix-rows-spanned="7" table:formula="of:=MMULT([.B3:.E9];TRANSPOSE([.B10:.E10]))" office:value-type="float" office:value="313" calcext:value-type="float">
            <text:p>313</text:p>
          </table:table-cell>
          <table:table-cell office:value-type="string" calcext:value-type="string">
            <text:p>&lt;=</text:p>
          </table:table-cell>
          <table:table-cell office:value-type="float" office:value="500" calcext:value-type="float">
            <text:p>50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X 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58" calcext:value-type="float">
            <text:p>158</text:p>
          </table:table-cell>
          <table:table-cell office:value-type="string" calcext:value-type="string">
            <text:p>&lt;=</text:p>
          </table:table-cell>
          <table:table-cell office:value-type="float" office:value="300" calcext:value-type="float">
            <text:p>30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X 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50" calcext:value-type="float">
            <text:p>250</text:p>
          </table:table-cell>
          <table:table-cell office:value-type="string" calcext:value-type="string">
            <text:p>&lt;=</text:p>
          </table:table-cell>
          <table:table-cell office:value-type="float" office:value="250" calcext:value-type="float">
            <text:p>25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IN AD</text:p>
          </table:table-cell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.5" calcext:value-type="float">
            <text:p>1,5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IN 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3" calcext:value-type="float">
            <text:p>33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MANDA CV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X C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0000" calcext:value-type="float">
            <text:p>10000</text:p>
          </table:table-cell>
          <table:table-cell office:value-type="string" calcext:value-type="string">
            <text:p>&lt;=</text:p>
          </table:table-cell>
          <table:table-cell office:value-type="float" office:value="10000" calcext:value-type="float">
            <text:p>10000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0000" calcext:value-type="float">
            <text:p>10000</text:p>
          </table:table-cell>
          <table:table-cell table:number-columns-repeated="16379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solver_adj" table:base-cell-address="$Planilha1.$A$1" table:cell-range-address=".$B$10:.$E$10"/>
          <table:named-expression table:name="solver_asr" table:base-cell-address="$Planilha1.$A$1" table:expression="0"/>
          <table:named-expression table:name="solver_bbd" table:base-cell-address="$Planilha1.$A$1" table:expression="1"/>
          <table:named-expression table:name="solver_ccoeff" table:base-cell-address="$Planilha1.$A$1" table:expression="0"/>
          <table:named-expression table:name="solver_cog" table:base-cell-address="$Planilha1.$A$1" table:expression="0"/>
          <table:named-expression table:name="solver_crpb" table:base-cell-address="$Planilha1.$A$1" table:expression="0"/>
          <table:named-expression table:name="solver_eng" table:base-cell-address="$Planilha1.$A$1" table:expression="2"/>
          <table:named-expression table:name="solver_eps" table:base-cell-address="$Planilha1.$A$1" table:expression="0"/>
          <table:named-expression table:name="solver_int" table:base-cell-address="$Planilha1.$A$1" table:expression="1"/>
          <table:named-range table:name="solver_lhs1" table:base-cell-address="$Planilha1.$A$1" table:cell-range-address=".$F$3:.$F$5"/>
          <table:named-range table:name="solver_lhs2" table:base-cell-address="$Planilha1.$A$1" table:cell-range-address=".$F$9"/>
          <table:named-range table:name="solver_lhs3" table:base-cell-address="$Planilha1.$A$1" table:cell-range-address=".$F$6:.$F$7"/>
          <table:named-range table:name="solver_lhs4" table:base-cell-address="$Planilha1.$A$1" table:cell-range-address=".$F$8"/>
          <table:named-expression table:name="solver_lo_eng" table:base-cell-address="$Planilha1.$A$1" table:expression="&quot;com.sun.star.comp.Calc.LpsolveSolver&quot;"/>
          <table:named-expression table:name="solver_mtpb" table:base-cell-address="$Planilha1.$A$1" table:expression="0"/>
          <table:named-expression table:name="solver_neg" table:base-cell-address="$Planilha1.$A$1" table:expression="1"/>
          <table:named-expression table:name="solver_num" table:base-cell-address="$Planilha1.$A$1" table:expression="4"/>
          <table:named-range table:name="solver_opt" table:base-cell-address="$Planilha1.$A$1" table:cell-range-address=".$F$2"/>
          <table:named-expression table:name="solver_rel1" table:base-cell-address="$Planilha1.$A$1" table:expression="1"/>
          <table:named-expression table:name="solver_rel2" table:base-cell-address="$Planilha1.$A$1" table:expression="1"/>
          <table:named-expression table:name="solver_rel3" table:base-cell-address="$Planilha1.$A$1" table:expression="3"/>
          <table:named-expression table:name="solver_rel4" table:base-cell-address="$Planilha1.$A$1" table:expression="2"/>
          <table:named-range table:name="solver_rhs1" table:base-cell-address="$Planilha1.$A$1" table:cell-range-address=".$H$3:.$H$5"/>
          <table:named-range table:name="solver_rhs2" table:base-cell-address="$Planilha1.$A$1" table:cell-range-address=".$H$9"/>
          <table:named-range table:name="solver_rhs3" table:base-cell-address="$Planilha1.$A$1" table:cell-range-address=".$H$6:.$H$7"/>
          <table:named-range table:name="solver_rhs4" table:base-cell-address="$Planilha1.$A$1" table:cell-range-address=".$H$8"/>
          <table:named-expression table:name="solver_smax" table:base-cell-address="$Planilha1.$A$1" table:expression="0"/>
          <table:named-expression table:name="solver_smin" table:base-cell-address="$Planilha1.$A$1" table:expression="0"/>
          <table:named-expression table:name="solver_soc" table:base-cell-address="$Planilha1.$A$1" table:expression="0"/>
          <table:named-expression table:name="solver_stol" table:base-cell-address="$Planilha1.$A$1" table:expression="0"/>
          <table:named-expression table:name="solver_tim" table:base-cell-address="$Planilha1.$A$1" table:expression="100"/>
          <table:named-expression table:name="solver_typ" table:base-cell-address="$Planilha1.$A$1" table:expression="1"/>
          <table:named-expression table:name="solver_vrt" table:base-cell-address="$Planilha1.$A$1" table:expression="0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20:04:05.901374847</meta:creation-date>
    <dc:date>2024-07-30T21:04:57.490702079</dc:date>
    <meta:editing-duration>PT1M51S</meta:editing-duration>
    <meta:editing-cycles>1</meta:editing-cycles>
    <meta:document-statistic meta:table-count="1" meta:cell-count="70" meta:object-count="0"/>
    <meta:generator>LibreOffice/24.2.5.2$Linux_X86_64 LibreOffice_project/d6e8b0f3fc6e8af2b00cf4969fd0d2fa45b9a62e</meta:generator>
  </office:meta>
</office:document-meta>
</file>